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1bd23" officeooo:paragraph-rsid="0011bd23"/>
    </style:style>
    <style:style style:name="P2" style:family="paragraph" style:parent-style-name="Standard">
      <style:paragraph-properties fo:text-align="start" style:justify-single-word="false"/>
      <style:text-properties fo:font-size="14pt" officeooo:rsid="0011c390" officeooo:paragraph-rsid="0011c390"/>
    </style:style>
    <style:style style:name="P3" style:family="paragraph" style:parent-style-name="Standard">
      <style:paragraph-properties fo:text-align="start" style:justify-single-word="false"/>
      <style:text-properties fo:font-size="14pt" officeooo:rsid="0013cfc5" officeooo:paragraph-rsid="0013cfc5"/>
    </style:style>
    <style:style style:name="P4" style:family="paragraph" style:parent-style-name="Standard">
      <style:paragraph-properties fo:text-align="start" style:justify-single-word="false"/>
      <style:text-properties fo:font-size="14pt" fo:font-style="normal" officeooo:rsid="001c455b" officeooo:paragraph-rsid="001c455b" style:font-style-asian="normal" style:font-style-complex="normal"/>
    </style:style>
    <style:style style:name="P5" style:family="paragraph" style:parent-style-name="Standard">
      <style:paragraph-properties fo:text-align="start" style:justify-single-word="false"/>
      <style:text-properties fo:font-size="14pt" fo:font-style="normal" officeooo:rsid="0012d37d" officeooo:paragraph-rsid="0012d37d" style:font-style-asian="normal" style:font-style-complex="normal"/>
    </style:style>
    <style:style style:name="P6" style:family="paragraph" style:parent-style-name="Standard">
      <style:paragraph-properties fo:text-align="start" style:justify-single-word="false"/>
      <style:text-properties fo:font-size="14pt" fo:font-style="normal" officeooo:rsid="0017de32" officeooo:paragraph-rsid="0017de32" style:font-style-asian="normal" style:font-style-complex="normal"/>
    </style:style>
    <style:style style:name="P7" style:family="paragraph" style:parent-style-name="Standard">
      <style:paragraph-properties fo:text-align="start" style:justify-single-word="false"/>
      <style:text-properties fo:font-size="14pt" fo:font-style="normal" officeooo:rsid="001d9425" officeooo:paragraph-rsid="001d9425" style:font-style-asian="normal" style:font-style-complex="normal"/>
    </style:style>
    <style:style style:name="P8" style:family="paragraph" style:parent-style-name="Standard">
      <style:paragraph-properties fo:text-align="start" style:justify-single-word="false"/>
      <style:text-properties fo:font-size="14pt" fo:font-style="normal" fo:font-weight="normal" officeooo:rsid="00214e10" officeooo:paragraph-rsid="00214e10"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ize="12pt" fo:font-style="italic" officeooo:rsid="00160757" officeooo:paragraph-rsid="00160757" style:font-style-asian="italic" style:font-style-complex="italic"/>
    </style:style>
    <style:style style:name="P10" style:family="paragraph" style:parent-style-name="Standard">
      <style:paragraph-properties fo:text-align="start" style:justify-single-word="false"/>
      <style:text-properties fo:font-size="12pt" fo:font-style="italic" officeooo:rsid="001b4bb6" officeooo:paragraph-rsid="001b4bb6" style:font-style-asian="italic" style:font-style-complex="italic"/>
    </style:style>
    <style:style style:name="P11" style:family="paragraph" style:parent-style-name="Standard">
      <style:paragraph-properties fo:text-align="start" style:justify-single-word="false"/>
      <style:text-properties fo:font-size="12pt" fo:font-style="italic" fo:font-weight="normal" officeooo:rsid="00210a4d" officeooo:paragraph-rsid="00210a4d"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ize="12pt" fo:font-style="normal" officeooo:rsid="0012d37d" officeooo:paragraph-rsid="0012d37d" style:font-style-asian="normal" style:font-style-complex="normal"/>
    </style:style>
    <style:style style:name="P13" style:family="paragraph" style:parent-style-name="Standard">
      <style:paragraph-properties fo:text-align="start" style:justify-single-word="false"/>
      <style:text-properties fo:font-size="12pt" fo:font-style="normal" officeooo:rsid="00139e27" officeooo:paragraph-rsid="00139e27" style:font-style-asian="normal" style:font-style-complex="normal"/>
    </style:style>
    <style:style style:name="P14" style:family="paragraph" style:parent-style-name="Standard">
      <style:paragraph-properties fo:text-align="start" style:justify-single-word="false"/>
      <style:text-properties fo:font-size="12pt" fo:font-style="normal" officeooo:rsid="001a367c" officeooo:paragraph-rsid="001a367c" style:font-style-asian="normal" style:font-style-complex="normal"/>
    </style:style>
    <style:style style:name="P15" style:family="paragraph" style:parent-style-name="Standard" style:list-style-name="L1">
      <style:paragraph-properties fo:text-align="start" style:justify-single-word="false"/>
      <style:text-properties fo:font-size="12pt" officeooo:rsid="001202c6" officeooo:paragraph-rsid="001202c6"/>
    </style:style>
    <style:style style:name="P16" style:family="paragraph" style:parent-style-name="Standard" style:list-style-name="L1">
      <style:paragraph-properties fo:text-align="start" style:justify-single-word="false"/>
      <style:text-properties fo:font-size="12pt" fo:font-style="normal" officeooo:rsid="001202c6" officeooo:paragraph-rsid="001202c6" style:font-style-asian="normal" style:font-style-complex="normal"/>
    </style:style>
    <style:style style:name="P17" style:family="paragraph" style:parent-style-name="Standard" style:list-style-name="L1">
      <style:paragraph-properties fo:text-align="start" style:justify-single-word="false"/>
      <style:text-properties fo:font-size="12pt" fo:font-style="normal" officeooo:rsid="0012d37d" officeooo:paragraph-rsid="0012d37d" style:font-style-asian="normal" style:font-style-complex="normal"/>
    </style:style>
    <style:style style:name="P18" style:family="paragraph" style:parent-style-name="Standard" style:list-style-name="L3">
      <style:paragraph-properties fo:text-align="start" style:justify-single-word="false"/>
      <style:text-properties fo:font-size="12pt" fo:font-style="normal" officeooo:rsid="00139e27" officeooo:paragraph-rsid="00139e27" style:font-style-asian="normal" style:font-style-complex="normal"/>
    </style:style>
    <style:style style:name="P19" style:family="paragraph" style:parent-style-name="Standard" style:list-style-name="L4">
      <style:paragraph-properties fo:text-align="start" style:justify-single-word="false"/>
      <style:text-properties fo:font-size="12pt" fo:font-style="normal" officeooo:rsid="0019adf6" officeooo:paragraph-rsid="0019adf6" style:font-style-asian="normal" style:font-style-complex="normal"/>
    </style:style>
    <style:style style:name="P20" style:family="paragraph" style:parent-style-name="Standard" style:list-style-name="L4">
      <style:paragraph-properties fo:text-align="start" style:justify-single-word="false"/>
      <style:text-properties fo:font-size="12pt" fo:font-style="normal" officeooo:rsid="001a367c" officeooo:paragraph-rsid="001a367c" style:font-style-asian="normal" style:font-style-complex="normal"/>
    </style:style>
    <style:style style:name="P21" style:family="paragraph" style:parent-style-name="Standard" style:list-style-name="L5">
      <style:paragraph-properties fo:text-align="start" style:justify-single-word="false"/>
      <style:text-properties fo:font-size="12pt" fo:font-style="normal" officeooo:rsid="001c9a31" officeooo:paragraph-rsid="001c9a31" style:font-style-asian="normal" style:font-style-complex="normal"/>
    </style:style>
    <style:style style:name="P22" style:family="paragraph" style:parent-style-name="Standard" style:list-style-name="L5">
      <style:paragraph-properties fo:text-align="start" style:justify-single-word="false"/>
      <style:text-properties fo:font-size="12pt" fo:font-style="normal" officeooo:rsid="001d9425" officeooo:paragraph-rsid="001d9425" style:font-style-asian="normal" style:font-style-complex="normal"/>
    </style:style>
    <style:style style:name="P23" style:family="paragraph" style:parent-style-name="Standard" style:list-style-name="L6">
      <style:paragraph-properties fo:text-align="start" style:justify-single-word="false"/>
      <style:text-properties fo:font-size="12pt" fo:font-style="normal" officeooo:rsid="001f726e" officeooo:paragraph-rsid="001f726e" style:font-style-asian="normal" style:font-style-complex="normal"/>
    </style:style>
    <style:style style:name="P24" style:family="paragraph" style:parent-style-name="Standard" style:list-style-name="L6">
      <style:paragraph-properties fo:text-align="start" style:justify-single-word="false"/>
      <style:text-properties fo:font-size="12pt" fo:font-style="normal" officeooo:rsid="001fcdab" officeooo:paragraph-rsid="001fcdab" style:font-style-asian="normal" style:font-style-complex="normal"/>
    </style:style>
    <style:style style:name="P25" style:family="paragraph" style:parent-style-name="Standard" style:list-style-name="L6">
      <style:paragraph-properties fo:text-align="start" style:justify-single-word="false"/>
      <style:text-properties fo:font-size="12pt" fo:font-style="normal" fo:font-weight="normal" officeooo:rsid="0020d5eb" officeooo:paragraph-rsid="0020d5eb" style:font-style-asian="normal" style:font-weight-asian="normal" style:font-style-complex="normal" style:font-weight-complex="normal"/>
    </style:style>
    <style:style style:name="P26" style:family="paragraph" style:parent-style-name="Standard" style:list-style-name="L7">
      <style:paragraph-properties fo:text-align="start" style:justify-single-word="false"/>
      <style:text-properties fo:font-size="12pt" fo:font-style="normal" fo:font-weight="normal" officeooo:rsid="0021efd6" officeooo:paragraph-rsid="0021efd6" style:font-style-asian="normal" style:font-weight-asian="normal" style:font-style-complex="normal" style:font-weight-complex="normal"/>
    </style:style>
    <style:style style:name="P27" style:family="paragraph" style:parent-style-name="Standard" style:list-style-name="L7">
      <style:paragraph-properties fo:text-align="start" style:justify-single-word="false"/>
      <style:text-properties fo:font-size="12pt" fo:font-style="normal" fo:font-weight="normal" officeooo:rsid="00255604" officeooo:paragraph-rsid="0025560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55604" officeooo:paragraph-rsid="00255604" style:font-style-asian="normal" style:font-weight-asian="normal" style:font-style-complex="normal" style:font-weight-complex="normal"/>
    </style:style>
    <style:style style:name="P29" style:family="paragraph" style:parent-style-name="Standard" style:list-style-name="L7">
      <style:paragraph-properties fo:text-align="start" style:justify-single-word="false"/>
      <style:text-properties fo:font-size="12pt" fo:font-style="normal" fo:font-weight="normal" officeooo:rsid="0026c2e1" officeooo:paragraph-rsid="0026c2e1" style:font-style-asian="normal" style:font-weight-asian="normal" style:font-style-complex="normal" style:font-weight-complex="normal"/>
    </style:style>
    <style:style style:name="P30" style:family="paragraph" style:parent-style-name="Standard" style:list-style-name="L1">
      <style:paragraph-properties fo:text-align="start" style:justify-single-word="false"/>
      <style:text-properties fo:font-size="12pt" officeooo:rsid="0012d37d" officeooo:paragraph-rsid="0012d37d"/>
    </style:style>
    <style:style style:name="P31" style:family="paragraph" style:parent-style-name="Standard" style:list-style-name="L2">
      <style:paragraph-properties fo:text-align="start" style:justify-single-word="false"/>
      <style:text-properties fo:font-size="12pt" officeooo:rsid="001498ca" officeooo:paragraph-rsid="001498ca"/>
    </style:style>
    <style:style style:name="P32" style:family="paragraph" style:parent-style-name="Standard" style:list-style-name="L2">
      <style:paragraph-properties fo:text-align="start" style:justify-single-word="false"/>
      <style:text-properties fo:font-size="12pt" officeooo:rsid="00160757" officeooo:paragraph-rsid="00160757"/>
    </style:style>
    <style:style style:name="P33" style:family="paragraph" style:parent-style-name="Standard" style:list-style-name="L2">
      <style:paragraph-properties fo:text-align="start" style:justify-single-word="false"/>
      <style:text-properties fo:font-size="12pt" fo:font-style="italic" officeooo:rsid="00160757" officeooo:paragraph-rsid="00160757" style:font-style-asian="italic" style:font-style-complex="italic"/>
    </style:style>
    <style:style style:name="P34" style:family="paragraph" style:parent-style-name="Standard" style:list-style-name="L4">
      <style:paragraph-properties fo:text-align="start" style:justify-single-word="false"/>
      <style:text-properties fo:font-size="12pt" fo:font-style="italic" officeooo:rsid="001b4bb6" officeooo:paragraph-rsid="001b4bb6" style:font-style-asian="italic" style:font-style-complex="italic"/>
    </style:style>
    <style:style style:name="P35" style:family="paragraph" style:parent-style-name="Standard" style:list-style-name="L6">
      <style:paragraph-properties fo:text-align="start" style:justify-single-word="false"/>
      <style:text-properties fo:font-size="12pt" fo:font-style="italic" officeooo:rsid="001f726e" officeooo:paragraph-rsid="001f726e" style:font-style-asian="italic" style:font-style-complex="italic"/>
    </style:style>
    <style:style style:name="P36" style:family="paragraph" style:parent-style-name="Standard" style:list-style-name="L6">
      <style:paragraph-properties fo:text-align="start" style:justify-single-word="false"/>
      <style:text-properties fo:font-size="12pt" fo:font-style="italic" officeooo:rsid="001fcdab" officeooo:paragraph-rsid="001fcdab" style:font-style-asian="italic" style:font-style-complex="italic"/>
    </style:style>
    <style:style style:name="P37" style:family="paragraph" style:parent-style-name="Standard" style:list-style-name="L6">
      <style:paragraph-properties fo:text-align="start" style:justify-single-word="false"/>
      <style:text-properties fo:font-size="12pt" fo:font-style="italic" officeooo:rsid="0020d5eb" officeooo:paragraph-rsid="0020d5eb" style:font-style-asian="italic" style:font-style-complex="italic"/>
    </style:style>
    <style:style style:name="P38" style:family="paragraph" style:parent-style-name="Standard" style:list-style-name="L6">
      <style:paragraph-properties fo:text-align="start" style:justify-single-word="false"/>
      <style:text-properties fo:font-size="12pt" fo:font-style="italic" officeooo:rsid="00210a4d" officeooo:paragraph-rsid="00210a4d" style:font-style-asian="italic" style:font-style-complex="italic"/>
    </style:style>
    <style:style style:name="P39" style:family="paragraph" style:parent-style-name="Standard" style:list-style-name="L7">
      <style:paragraph-properties fo:text-align="start" style:justify-single-word="false"/>
      <style:text-properties fo:font-size="12pt" fo:font-style="italic" fo:font-weight="normal" officeooo:rsid="00255604" officeooo:paragraph-rsid="00255604" style:font-style-asian="italic" style:font-weight-asian="normal" style:font-style-complex="italic" style:font-weight-complex="normal"/>
    </style:style>
    <style:style style:name="P40" style:family="paragraph" style:parent-style-name="Standard" style:list-style-name="L7">
      <style:paragraph-properties fo:text-align="start" style:justify-single-word="false"/>
      <style:text-properties fo:font-size="12pt" fo:font-style="italic" fo:font-weight="normal" officeooo:rsid="0026c2e1" officeooo:paragraph-rsid="0026c2e1" style:font-style-asian="italic" style:font-weight-asian="normal" style:font-style-complex="italic" style:font-weight-complex="normal"/>
    </style:style>
    <style:style style:name="P41" style:family="paragraph" style:parent-style-name="Standard" style:list-style-name="L3">
      <style:paragraph-properties fo:text-align="start" style:justify-single-word="false"/>
      <style:text-properties fo:font-size="12pt" officeooo:rsid="00139e27" officeooo:paragraph-rsid="00139e27"/>
    </style:style>
    <style:style style:name="P42" style:family="paragraph" style:parent-style-name="Standard" style:list-style-name="L4">
      <style:paragraph-properties fo:text-align="start" style:justify-single-word="false"/>
      <style:text-properties fo:font-size="12pt" officeooo:rsid="0019adf6" officeooo:paragraph-rsid="0019adf6"/>
    </style:style>
    <style:style style:name="P43" style:family="paragraph" style:parent-style-name="Standard" style:list-style-name="L4">
      <style:paragraph-properties fo:text-align="start" style:justify-single-word="false"/>
      <style:text-properties fo:font-size="12pt" officeooo:rsid="001a367c" officeooo:paragraph-rsid="001a367c"/>
    </style:style>
    <style:style style:name="P44" style:family="paragraph" style:parent-style-name="Standard" style:list-style-name="L4">
      <style:paragraph-properties fo:text-align="start" style:justify-single-word="false"/>
      <style:text-properties fo:font-size="12pt" officeooo:rsid="001b4bb6" officeooo:paragraph-rsid="001b4bb6"/>
    </style:style>
    <style:style style:name="P45" style:family="paragraph" style:parent-style-name="Standard" style:list-style-name="L6">
      <style:paragraph-properties fo:text-align="start" style:justify-single-word="false"/>
      <style:text-properties fo:font-size="12pt" officeooo:rsid="001f726e" officeooo:paragraph-rsid="001f726e"/>
    </style:style>
    <style:style style:name="P46" style:family="paragraph" style:parent-style-name="Standard" style:list-style-name="L4">
      <style:paragraph-properties fo:text-align="start" style:justify-single-word="false"/>
      <style:text-properties officeooo:paragraph-rsid="0019adf6"/>
    </style:style>
    <style:style style:name="P47" style:family="paragraph" style:parent-style-name="Standard" style:list-style-name="L5">
      <style:paragraph-properties fo:text-align="start" style:justify-single-word="false"/>
      <style:text-properties officeooo:paragraph-rsid="001d9425"/>
    </style:style>
    <style:style style:name="P48" style:family="paragraph" style:parent-style-name="Standard" style:list-style-name="L8">
      <style:paragraph-properties fo:text-align="start" style:justify-single-word="false"/>
      <style:text-properties officeooo:paragraph-rsid="0028645e"/>
    </style:style>
    <style:style style:name="P49" style:family="paragraph" style:parent-style-name="Standard" style:list-style-name="L4">
      <style:paragraph-properties fo:text-align="start" style:justify-single-word="false"/>
      <style:text-properties officeooo:rsid="001a367c" officeooo:paragraph-rsid="001a367c"/>
    </style:style>
    <style:style style:name="P50" style:family="paragraph" style:parent-style-name="Standard">
      <style:paragraph-properties fo:text-align="start" style:justify-single-word="false"/>
      <style:text-properties fo:font-size="14pt" fo:font-style="normal" fo:font-weight="normal" officeooo:rsid="0028645e" officeooo:paragraph-rsid="0028645e" style:font-style-asian="normal" style:font-weight-asian="normal" style:font-style-complex="normal" style:font-weight-complex="normal"/>
    </style:style>
    <style:style style:name="P51" style:family="paragraph" style:parent-style-name="Standard" style:list-style-name="L8">
      <style:paragraph-properties fo:text-align="start" style:justify-single-word="false"/>
      <style:text-properties fo:font-size="14pt" fo:font-style="normal" fo:font-weight="normal" officeooo:rsid="0028645e" officeooo:paragraph-rsid="0028645e" style:font-style-asian="normal" style:font-weight-asian="normal" style:font-style-complex="normal" style:font-weight-complex="normal"/>
    </style:style>
    <style:style style:name="P52" style:family="paragraph" style:parent-style-name="Standard" style:list-style-name="L8">
      <style:paragraph-properties fo:text-align="start" style:justify-single-word="false"/>
      <style:text-properties fo:font-size="14pt" fo:font-style="italic" fo:font-weight="normal" officeooo:rsid="0028645e" officeooo:paragraph-rsid="0028645e" style:font-style-asian="italic" style:font-weight-asian="normal" style:font-style-complex="italic" style:font-weight-complex="normal"/>
    </style:style>
    <style:style style:name="P53" style:family="paragraph" style:parent-style-name="Standard" style:list-style-name="L8">
      <style:paragraph-properties fo:text-align="start" style:justify-single-word="false"/>
      <style:text-properties fo:font-style="italic" officeooo:rsid="0028645e" officeooo:paragraph-rsid="0028645e" style:font-style-asian="italic" style:font-style-complex="italic"/>
    </style:style>
    <style:style style:name="P54" style:family="paragraph" style:parent-style-name="Standard" style:list-style-name="L8">
      <style:paragraph-properties fo:text-align="start" style:justify-single-word="false"/>
      <style:text-properties fo:font-style="normal" officeooo:rsid="0028645e" officeooo:paragraph-rsid="0028645e" style:font-style-asian="normal" style:font-style-complex="normal"/>
    </style:style>
    <style:style style:name="P55" style:family="paragraph" style:parent-style-name="Standard">
      <style:paragraph-properties fo:text-align="start" style:justify-single-word="false"/>
      <style:text-properties fo:font-style="normal" officeooo:rsid="0028645e" officeooo:paragraph-rsid="0028645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2d37d" style:font-style-asian="normal" style:font-style-complex="normal"/>
    </style:style>
    <style:style style:name="T4" style:family="text">
      <style:text-properties fo:font-style="normal" officeooo:rsid="001498ca" style:font-style-asian="normal" style:font-style-complex="normal"/>
    </style:style>
    <style:style style:name="T5" style:family="text">
      <style:text-properties fo:font-style="normal" officeooo:rsid="0020d5eb" style:font-style-asian="normal" style:font-style-complex="normal"/>
    </style:style>
    <style:style style:name="T6" style:family="text">
      <style:text-properties fo:font-style="normal" fo:font-weight="bold" officeooo:rsid="0020d5eb"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0d5eb" style:font-style-asian="normal" style:font-weight-asian="normal" style:font-style-complex="normal" style:font-weight-complex="normal"/>
    </style:style>
    <style:style style:name="T9" style:family="text">
      <style:text-properties fo:font-style="normal" fo:font-weight="normal" officeooo:rsid="00210a4d" style:font-style-asian="normal" style:font-weight-asian="normal" style:font-style-complex="normal" style:font-weight-complex="normal"/>
    </style:style>
    <style:style style:name="T10" style:family="text">
      <style:text-properties fo:font-size="12pt" fo:font-style="normal" style:font-style-asian="normal" style:font-style-complex="normal"/>
    </style:style>
    <style:style style:name="T11" style:family="text">
      <style:text-properties fo:font-size="12pt" fo:font-style="normal" officeooo:rsid="0019adf6" style:font-style-asian="normal" style:font-style-complex="normal"/>
    </style:style>
    <style:style style:name="T12" style:family="text">
      <style:text-properties fo:font-size="12pt" fo:font-style="normal" officeooo:rsid="001d9425" style:font-style-asian="normal" style:font-style-complex="normal"/>
    </style:style>
    <style:style style:name="T13" style:family="text">
      <style:text-properties fo:font-size="12pt" fo:font-style="italic" style:font-style-asian="italic" style:font-style-complex="italic"/>
    </style:style>
    <style:style style:name="T14" style:family="text">
      <style:text-properties fo:font-size="12pt" fo:font-style="italic" officeooo:rsid="0019adf6" style:font-style-asian="italic" style:font-style-complex="italic"/>
    </style:style>
    <style:style style:name="T15" style:family="text">
      <style:text-properties fo:font-size="12pt" fo:font-style="italic" officeooo:rsid="001a367c" style:font-style-asian="italic" style:font-style-complex="italic"/>
    </style:style>
    <style:style style:name="T16" style:family="text">
      <style:text-properties fo:font-size="12pt" fo:font-style="italic" officeooo:rsid="001d9425"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214e10" style:font-weight-asian="normal" style:font-weight-complex="normal"/>
    </style:style>
    <style:style style:name="T19" style:family="text">
      <style:text-properties fo:font-size="14pt" fo:font-style="normal" fo:font-weight="normal" officeooo:rsid="0028645e" style:font-style-asian="normal" style:font-weight-asian="normal" style:font-style-complex="normal" style:font-weight-complex="normal"/>
    </style:style>
    <style:style style:name="T20" style:family="text">
      <style:text-properties fo:font-size="14pt" fo:font-weight="normal" style:font-weight-asian="normal" style:font-weight-complex="normal"/>
    </style:style>
    <style:style style:name="T21" style:family="text">
      <style:text-properties fo:font-size="14pt" fo:font-style="italic" fo:font-weight="bold" style:font-style-asian="italic" style:font-weight-asian="bold" style:font-style-complex="italic" style:font-weight-complex="bold"/>
    </style:style>
    <style:style style:name="T22" style:family="text">
      <style:text-properties fo:font-size="14pt" fo:font-style="italic" fo:font-weight="normal" style:font-style-asian="italic" style:font-weight-asian="normal" style:font-style-complex="italic" style:font-weight-complex="normal"/>
    </style:style>
    <style:style style:name="T2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Notes</text:p>
      <text:p text:style-name="P1"/>
      <text:p text:style-name="P2">Ignoring Files</text:p>
      <text:list xml:id="list3820340726" text:style-name="L1">
        <text:list-item>
          <text:p text:style-name="P15">You can create a file listing patterns named <text:span text:style-name="T1">.gitignore</text:span> to match files that you want Git to not track.</text:p>
          <text:list>
            <text:list-item>
              <text:p text:style-name="P15">An example of <text:span text:style-name="T1">.gitignore</text:span><text:span text:style-name="T2">:</text:span></text:p>
              <text:list>
                <text:list-header>
                  <text:p text:style-name="P16">cat .gitignore</text:p>
                  <text:p text:style-name="P16">.[oa]</text:p>
                  <text:p text:style-name="P15"><text:span text:style-name="T2">*</text:span><text:span text:style-name="T3">~</text:span></text:p>
                </text:list-header>
              </text:list>
            </text:list-item>
            <text:list-item>
              <text:p text:style-name="P17">.[oa] : ignores any files ending in '.o' or '.a'</text:p>
            </text:list-item>
            <text:list-item>
              <text:p text:style-name="P17">*~ : ignores all giles whose names end with a tilde ( ~ )</text:p>
            </text:list-item>
          </text:list>
        </text:list-item>
        <text:list-item>
          <text:p text:style-name="P30">The rules for the patterns you can put in <text:span text:style-name="T1">.gitignore</text:span><text:span text:style-name="T2"> file are as follows:</text:span></text:p>
          <text:list>
            <text:list-item>
              <text:p text:style-name="P17">Blank lines or lines starting with # are ignored.</text:p>
            </text:list-item>
            <text:list-item>
              <text:p text:style-name="P17">Standard glob patterns work, and will be applied recursively throughout the entire working tree.</text:p>
            </text:list-item>
            <text:list-item>
              <text:p text:style-name="P17">You can start patterns with a foward slash to (/) to avoid recursivity</text:p>
            </text:list-item>
            <text:list-item>
              <text:p text:style-name="P17">You can end patterns with a forward slash (/) to specify a directory.</text:p>
            </text:list-item>
            <text:list-item>
              <text:p text:style-name="P17">You can negate a pattern by starting it with an exclamation point (!).</text:p>
            </text:list-item>
          </text:list>
        </text:list-item>
      </text:list>
      <text:p text:style-name="P12"/>
      <text:p text:style-name="P3"><text:span text:style-name="T2">Renaming Files</text:span><text:span text:style-name="T4"> / Removing Files / Moving Files</text:span></text:p>
      <text:list xml:id="list314095067" text:style-name="L2">
        <text:list-item>
          <text:p text:style-name="P31"><text:span text:style-name="T2">You can pass files, directories, and file-glob patterns to the </text:span><text:span text:style-name="T1">git rm</text:span><text:span text:style-name="T2"> command. ( i.e. </text:span><text:span text:style-name="T1">git rm log/\*.log</text:span><text:span text:style-name="T2">)</text:span></text:p>
        </text:list-item>
        <text:list-item>
          <text:p text:style-name="P32"><text:span text:style-name="T2">You can skip the staging step by adding the </text:span><text:span text:style-name="T1">-a</text:span><text:span text:style-name="T2"> option to the git command.</text:span></text:p>
        </text:list-item>
        <text:list-item>
          <text:p text:style-name="P32"><text:span text:style-name="T2">The </text:span><text:span text:style-name="T1">git rm</text:span><text:span text:style-name="T2"> command removes the files from your working directory and from your tracked files.</text:span></text:p>
          <text:list>
            <text:list-item>
              <text:p text:style-name="P32"><text:span text:style-name="T2">If the file has been added to the staging area or modified, then the </text:span><text:span text:style-name="T1">-f</text:span><text:span text:style-name="T2"> option needs to be used.</text:span></text:p>
            </text:list-item>
          </text:list>
        </text:list-item>
        <text:list-item>
          <text:p text:style-name="P32"><text:span text:style-name="T2">The </text:span><text:span text:style-name="T1">git mv </text:span><text:span text:style-name="T2">command can be used to rename files or move files which is equivalent to:</text:span></text:p>
          <text:list>
            <text:list-header>
              <text:p text:style-name="P33">mv README.md README</text:p>
              <text:p text:style-name="P33">git rm README.md</text:p>
              <text:p text:style-name="P33">git add README</text:p>
            </text:list-header>
          </text:list>
        </text:list-item>
      </text:list>
      <text:p text:style-name="P9"/>
      <text:p text:style-name="P5">Glob Patterns</text:p>
      <text:list xml:id="list3620583098" text:style-name="L3">
        <text:list-item>
          <text:p text:style-name="P18">Glob patterns are simplified regular expressions that shells use.</text:p>
          <text:list>
            <text:list-item>
              <text:p text:style-name="P18">An asterisk (*) matches zero or more characters.</text:p>
            </text:list-item>
            <text:list-item>
              <text:p text:style-name="P18">Brackets [abc] matches any character inside the brackets (in this case a, b, or c)</text:p>
              <text:list>
                <text:list-item>
                  <text:p text:style-name="P18">Brackets enclosing characters separated by a hyphen ([0-9]) matches any character between them</text:p>
                </text:list-item>
              </text:list>
            </text:list-item>
            <text:list-item>
              <text:p text:style-name="P18">A question mark (?) matches a single character</text:p>
            </text:list-item>
            <text:list-item>
              <text:p text:style-name="P41"><text:span text:style-name="T2">Use two asterisks to match nested directories; </text:span><text:span text:style-name="T1">a/**/z </text:span><text:span text:style-name="T2">would match a/z, a/b/z</text:span></text:p>
            </text:list-item>
          </text:list>
        </text:list-item>
      </text:list>
      <text:p text:style-name="P13"/>
      <text:p text:style-name="P6">Viewing Commit History</text:p>
      <text:list xml:id="list1957245115" text:style-name="L4">
        <text:list-item>
          <text:p text:style-name="P42"><text:span text:style-name="T2">The </text:span><text:span text:style-name="T1">git log</text:span><text:span text:style-name="T2"> command can be used to list the commits made in that repository in reverse chronological order; the most recent commits show up first.</text:span></text:p>
        </text:list-item>
        <text:list-item>
          <text:p text:style-name="P19">Each commit message contains a checksum, the author's name and email, date, and the commit message.</text:p>
          <text:list>
            <text:list-item>
              <text:p text:style-name="P20">The author is the person who originally wrote the work.</text:p>
            </text:list-item>
            <text:list-item>
              <text:p text:style-name="P20">The committer is the person who last applied the work.</text:p>
            </text:list-item>
          </text:list>
        </text:list-item>
        <text:list-item>
          <text:p text:style-name="P42"><text:soft-page-break/><text:span text:style-name="T2">The git command </text:span><text:span text:style-name="T1">-p</text:span><text:span text:style-name="T2"> or </text:span><text:span text:style-name="T1">--patch</text:span><text:span text:style-name="T2"> shows the difference introduced in each commit.</text:span></text:p>
        </text:list-item>
        <text:list-item>
          <text:p text:style-name="P46"><text:span text:style-name="T11">The git command </text:span><text:span text:style-name="T14">-</text:span><text:span text:style-name="T15">&lt;n&gt;</text:span><text:span text:style-name="T14"> </text:span><text:span text:style-name="T11">limits the logs displayed.</text:span></text:p>
          <text:list>
            <text:list-item>
              <text:p text:style-name="P49"><text:span text:style-name="T11">T</text:span><text:span text:style-name="T10">here are time-limiting options such as </text:span><text:span text:style-name="T13">--since</text:span><text:span text:style-name="T10"> and </text:span><text:span text:style-name="T13">--until</text:span><text:span text:style-name="T10">.</text:span></text:p>
            </text:list-item>
            <text:list-item>
              <text:p text:style-name="P49"><text:span text:style-name="T10">Filtering by </text:span><text:span text:style-name="T13">--author</text:span><text:span text:style-name="T10"> or --</text:span><text:span text:style-name="T13">grep</text:span><text:span text:style-name="T10"> lets you search for keywords in the commit message.</text:span></text:p>
            </text:list-item>
          </text:list>
        </text:list-item>
        <text:list-item>
          <text:p text:style-name="P43"><text:span text:style-name="T2">The </text:span><text:span text:style-name="T1">--stat</text:span><text:span text:style-name="T2"> command can be used to see abbreviated stats for each commit.</text:span></text:p>
        </text:list-item>
        <text:list-item>
          <text:p text:style-name="P43"><text:span text:style-name="T2">The </text:span><text:span text:style-name="T1">--pretty</text:span><text:span text:style-name="T2"> command changes the log output to formats other than the default.</text:span></text:p>
          <text:list>
            <text:list-item>
              <text:p text:style-name="P43"><text:span text:style-name="T2">There are also </text:span><text:span text:style-name="T1">oneline, short, full, and fuller</text:span><text:span text:style-name="T2"> which displays different amounts of information per commit log.</text:span></text:p>
            </text:list-item>
          </text:list>
        </text:list-item>
        <text:list-item>
          <text:p text:style-name="P44"><text:span text:style-name="T2">The git </text:span><text:span text:style-name="T1">-S</text:span><text:span text:style-name="T2"> option (git's 'pickaxe') takes a string and shows only those commits that changed the number of occurrences of that string.</text:span></text:p>
          <text:list>
            <text:list-item>
              <text:p text:style-name="P34">example: git log -S function_name</text:p>
            </text:list-item>
          </text:list>
        </text:list-item>
      </text:list>
      <text:p text:style-name="P10"/>
      <text:p text:style-name="P4">Undoing Things</text:p>
      <text:list xml:id="list3750188788" text:style-name="L5">
        <text:list-item>
          <text:p text:style-name="P21">To undo a commit, use the git command: <text:span text:style-name="T1">git commit --amend</text:span></text:p>
          <text:list>
            <text:list-item>
              <text:p text:style-name="P22">This command takes your staging area and uses it for the commit. If no changes were made since your last commit, it will look like the files has just been staged.</text:p>
            </text:list-item>
            <text:list-item>
              <text:p text:style-name="P22">This can be used for changing a commit message, adding a new file, etc.</text:p>
            </text:list-item>
          </text:list>
        </text:list-item>
        <text:list-item>
          <text:p text:style-name="P47"><text:span text:style-name="T12">To unstage a file or unmodify a modified file, use the git command: </text:span><text:span text:style-name="T16">git --restore &lt;file&gt;</text:span></text:p>
        </text:list-item>
      </text:list>
      <text:list xml:id="list144751070625126" text:continue-list="list1957245115" text:style-name="L4">
        <text:list-header>
          <text:p text:style-name="P20"/>
        </text:list-header>
      </text:list>
      <text:p text:style-name="P14"/>
      <text:p text:style-name="P7">Remote Repositories</text:p>
      <text:list xml:id="list2978044580" text:style-name="L6">
        <text:list-item>
          <text:p text:style-name="P23">Remote repositories are versions of your project that are hosted on the Internet such as on Github.</text:p>
        </text:list-item>
        <text:list-item>
          <text:p text:style-name="P45"><text:span text:style-name="T2">To list each remote handle, run the git command: </text:span><text:span text:style-name="T1">git remote</text:span></text:p>
          <text:list>
            <text:list-item>
              <text:p text:style-name="P45"><text:span text:style-name="T2">Specify </text:span><text:span text:style-name="T1">-v</text:span><text:span text:style-name="T2"> to show the URLs that Git has stored when reading/writing to that remote.</text:span></text:p>
            </text:list-item>
          </text:list>
        </text:list-item>
        <text:list-item>
          <text:p text:style-name="P45"><text:span text:style-name="T2">To add a new remote explicitly, run </text:span><text:span text:style-name="T1">git remote add &lt;shortname&gt; &lt;url&gt;</text:span></text:p>
          <text:p text:style-name="P35"/>
        </text:list-item>
        <text:list-item>
          <text:p text:style-name="P24">Running <text:span text:style-name="T1">git fetch &lt;shortname&gt; </text:span>fetches all information that the remote repository has, but you do not.</text:p>
          <text:list>
            <text:list-item>
              <text:p text:style-name="P36">git fetch<text:span text:style-name="T2"> only downloads the data to your local repository</text:span><text:span text:style-name="T5"> and </text:span><text:span text:style-name="T6">does not</text:span><text:span text:style-name="T8"> merge it with any local work.</text:span></text:p>
            </text:list-item>
          </text:list>
        </text:list-item>
        <text:list-item>
          <text:p text:style-name="P37"><text:span text:style-name="T7">Using </text:span><text:span text:style-name="T17">git push &lt;remote&gt; &lt;branch&gt;</text:span><text:span text:style-name="T7"> pushes your </text:span><text:span text:style-name="T17">master </text:span><text:span text:style-name="T7">branch to your origin server which pushes any commits you've done back to the server.</text:span></text:p>
          <text:list>
            <text:list-item>
              <text:p text:style-name="P25">This command only works when you are write access and nobody has pushed in the meantime. (you must grab their push first before you can push your main)</text:p>
            </text:list-item>
          </text:list>
        </text:list-item>
        <text:list-item>
          <text:p text:style-name="P37"><text:span text:style-name="T7">To inspect a remote, use the git command </text:span><text:span text:style-name="T17">git show &lt;remote&gt; </text:span><text:span text:style-name="T7">which lists the URL </text:span><text:span text:style-name="T9">and the tracking branch information.</text:span></text:p>
        </text:list-item>
        <text:list-item>
          <text:p text:style-name="P38"><text:span text:style-name="T7">To rename/remove remotes, use git command: </text:span><text:span text:style-name="T17">git rename</text:span><text:span text:style-name="T18">/</text:span><text:span text:style-name="T17">remove</text:span></text:p>
        </text:list-item>
      </text:list>
      <text:p text:style-name="P11"/>
      <text:p text:style-name="P8">Tagging</text:p>
      <text:list xml:id="list143994675" text:style-name="L7">
        <text:list-item>
          <text:p text:style-name="P26">Git has the ability to tag specific points in a repository's history. This is used to mark release points</text:p>
        </text:list-item>
        <text:list-item>
          <text:p text:style-name="P27">There are two types of tags: <text:span text:style-name="T1">lightweight</text:span> and <text:span text:style-name="T1">annotated</text:span></text:p>
          <text:list>
            <text:list-item>
              <text:p text:style-name="P27">lightweight: a tag that behaves like a branch, which is a pointer to a specific commit</text:p>
              <text:list>
                <text:list-item>
                  <text:p text:style-name="P27">A lightweight tag is created by not supplying any options.</text:p>
                </text:list-item>
              </text:list>
            </text:list-item>
            <text:list-item>
              <text:p text:style-name="P27">annotated: a tag that contains more information such as being checksummed, tagger's name, email, and date. </text:p>
              <text:list>
                <text:list-item>
                  <text:p text:style-name="P27"><text:soft-page-break/>A annotated tag is created by specifying <text:span text:style-name="T1">-a</text:span> option, and a message can be stored by supplying <text:span text:style-name="T1">-m</text:span>.</text:p>
                </text:list-item>
              </text:list>
            </text:list-item>
          </text:list>
        </text:list-item>
        <text:list-item>
          <text:p text:style-name="P27">Sharing tags are not done by default with <text:span text:style-name="T1">git push</text:span>. To share a tagrun:</text:p>
          <text:list>
            <text:list-item>
              <text:p text:style-name="P27"><text:span text:style-name="T1">git push origin &lt;tagname&gt;</text:span></text:p>
            </text:list-item>
            <text:list-item>
              <text:p text:style-name="P27">To push all tags at once, use the <text:span text:style-name="T1">--tags </text:span>option.</text:p>
            </text:list-item>
          </text:list>
        </text:list-item>
      </text:list>
      <text:p text:style-name="P28"/>
      <text:list xml:id="list144751237557281" text:continue-numbering="true" text:style-name="L7">
        <text:list-item>
          <text:p text:style-name="P27">To delete a tag, use:</text:p>
          <text:list>
            <text:list-item>
              <text:p text:style-name="P39">git tag -d &lt;tagname&gt;, <text:span text:style-name="T2">this does not delete the tag from a remote server.</text:span></text:p>
            </text:list-item>
          </text:list>
        </text:list-item>
        <text:list-item>
          <text:p text:style-name="P39"><text:span text:style-name="T2">To delete a tag from a remote server, use: </text:span></text:p>
          <text:list>
            <text:list-item>
              <text:p text:style-name="P39">git push origin --delete &lt;tagname&gt;</text:p>
            </text:list-item>
          </text:list>
        </text:list-item>
        <text:list-item>
          <text:p text:style-name="P29">To view the version of the files a tag is pointing to, use:</text:p>
          <text:list>
            <text:list-item>
              <text:p text:style-name="P40">git checkout &lt;tagname&gt;</text:p>
            </text:list-item>
          </text:list>
        </text:list-item>
        <text:list-item>
          <text:p text:style-name="P29">The repository will be in the 'detached HEAD state' which causes your commits onto the tag to not belong to any branch and can only be accessed with the exact commit hash.</text:p>
          <text:list>
            <text:list-item>
              <text:p text:style-name="P29">Create a new branch with the tag to make changes, such like:</text:p>
              <text:list>
                <text:list-item>
                  <text:p text:style-name="P40">git checkout -b version2 v2.0.0</text:p>
                  <text:p text:style-name="P40"/>
                </text:list-item>
              </text:list>
            </text:list-item>
          </text:list>
        </text:list-item>
      </text:list>
      <text:p text:style-name="P50">Git Aliases</text:p>
      <text:list xml:id="list1079863176" text:style-name="L8">
        <text:list-item>
          <text:p text:style-name="P51">You can create aliases for commands in Git by using the following command:</text:p>
          <text:list>
            <text:list-item>
              <text:p text:style-name="P52">git config --global alias.&lt;alias-name&gt; &lt;command&gt;</text:p>
            </text:list-item>
          </text:list>
        </text:list-item>
        <text:list-item>
          <text:p text:style-name="P48"><text:span text:style-name="T19">This can be used to create other commands that are commonly used or is useful such as viewing the last commit:</text:span></text:p>
          <text:list>
            <text:list-item>
              <text:p text:style-name="P53"><text:span text:style-name="T20">git config --global alias.last 'log -1 HEAD'</text:span></text:p>
            </text:list-item>
          </text:list>
        </text:list-item>
        <text:list-item>
          <text:p text:style-name="P54"><text:span text:style-name="T20">To run an external command, rather than a Git subcommand, start the command with a </text:span><text:span text:style-name="T21">!</text:span><text:span text:style-name="T22"> </text:span><text:span text:style-name="T20">. This can be seen used when creating tools that work with a Git repository.</text:span></text:p>
        </text:list-item>
      </text:list>
      <text:p text:style-name="P55"><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89" meta:word-count="1113" meta:character-count="5826" meta:non-whitespace-character-count="4890"/>
  </office:meta>
</office:document-meta>
</file>